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fo:min-height="12.1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draw:textarea-vertical-align="middle" fo:min-height="11.929cm"/>
    </style:style>
    <style:style style:name="pr5" style:family="presentation" style:parent-style-name="Inspiration-outline1">
      <style:graphic-properties fo:min-height="11.929cm"/>
    </style:style>
    <style:style style:name="P1" style:family="paragraph">
      <style:paragraph-properties fo:margin-top="0cm" fo:margin-bottom="0.5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1" fo:font-size="26pt" style:font-name-asian="WenQuanYi Zen Hei" style:font-size-asian="26pt" style:font-name-complex="Lohit Hindi" style:font-size-complex="2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tin Freudenberg und Timo Kramer</presentation:footer-decl>
      <presentation:date-time-decl presentation:name="dtd1" presentation:source="fixed">15. Juli 2015</presentation:date-time-decl>
      <draw:page draw:name="page1" draw:style-name="dp1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aperboyClone</text:p>
          </draw:text-box>
        </draw:frame>
        <draw:frame presentation:style-name="pr2" draw:layer="layout" svg:width="25.2cm" svg:height="12.179cm" svg:x="1.4cm" svg:y="5cm" presentation:class="subtitle">
          <draw:text-box>
            <text:p>Eine Projektarbeit </text:p>
            <text:p>im Fach „Pattern and Frameworks“ </text:p>
            <text:p>an der FH Brandenburg</text:p>
            <text:p>von Martin Freudenberg und Timo Kramer</text:p>
            <text:p>am 15.07.201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nforderunge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ntwurfsmuster</text:p>
              </text:list-item>
              <text:list-item>
                <text:p>grafische Benutzeroberfläche</text:p>
              </text:list-item>
              <text:list-item>
                <text:p>Konfiguration aus Datei (JSON)</text:p>
              </text:list-item>
              <text:list-item>
                <text:p>persistente Speicherung von Daten (JSON)</text:p>
              </text:list-item>
              <text:list-item>
                <text:p>parallel agierende Thr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ntwurfsmuster</text:p>
          </draw:text-box>
        </draw:frame>
        <draw:frame presentation:style-name="pr4" draw:layer="layout" svg:width="26.8cm" svg:height="14.2cm" svg:x="0.747cm" svg:y="4.939cm" presentation:class="outline" presentation:user-transformed="true">
          <draw:text-box>
            <text:list text:style-name="L2">
              <text:list-item>
                <text:p>Factory → MenuFactory, Levelgenerator</text:p>
              </text:list-item>
              <text:list-item>
                <text:p>Singletons →</text:p>
                <text:list>
                  <text:list-item>
                    <text:p><text:span text:style-name="T1">HighScoreHandler</text:span></text:p>
                  </text:list-item>
                  <text:list-item>
                    <text:p><text:span text:style-name="T1">AudioPlayer</text:span></text:p>
                  </text:list-item>
                  <text:list-item>
                    <text:p><text:span text:style-name="T1">DifficultySettings</text:span></text:p>
                  </text:list-item>
                  <text:list-item>
                    <text:p><text:span text:style-name="T1">GameSettingsHandler</text:span></text:p>
                  </text:list-item>
                  <text:list-item>
                    <text:p><text:span text:style-name="T1">PlayerStatus</text:span></text:p>
                  </text:list-item>
                  <text:list-item>
                    <text:p><text:span text:style-name="T1">PlayerStatusListen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ntwurfsmuster</text:p>
          </draw:text-box>
        </draw:frame>
        <draw:frame draw:style-name="gr2" draw:layer="layout" svg:width="22.44cm" svg:height="12.35cm" svg:x="0.968cm" svg:y="6.233cm">
          <draw:text-box>
            <text:list text:style-name="L2">
              <text:list-header>
                <text:p><text:span text:style-name="T1"/></text:p>
              </text:list-header>
              <text:list-item>
                <text:p text:style-name="P1"><text:span text:style-name="T2">Prototype → BasicGameEntity </text:span></text:p>
              </text:list-item>
              <text:list-item>
                <text:p text:style-name="P1"><text:span text:style-name="T2">Command → IMenuItemAction (MenuItem.setOnSelectAction())</text:span></text:p>
              </text:list-item>
              <text:list-item>
                <text:p text:style-name="P1"><text:span text:style-name="T2">Strategy → ITask (Task System, GameWorld)</text:span></text:p>
                <text:p text:style-name="P1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rafische Benutzeroberflä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nüs (abstract class BasicScreen)</text:p>
                <text:list>
                  <text:list-item>
                    <text:p>MainScreen</text:p>
                  </text:list-item>
                  <text:list-item>
                    <text:p>OptionScreen</text:p>
                  </text:list-item>
                  <text:list-item>
                    <text:p>LoadingScreen</text:p>
                  </text:list-item>
                  <text:list-item>
                    <text:p>GameScre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onfiguration aus Date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ameSettingsHandler</text:p>
                <text:p>speichert PaperboyCloneHighScore.json im User-Verzeichnis des Betriebssystems</text:p>
                <text:list>
                  <text:list-item>
                    <text:p>LoadSettings()</text:p>
                    <text:list>
                      <text:list-item>
                        <text:p>GdxRuntimeException</text:p>
                      </text:list-item>
                      <text:list-item>
                        <text:p>SerializationException</text:p>
                      </text:list-item>
                    </text:list>
                  </text:list-item>
                  <text:list-item>
                    <text:p>saveSettings()</text:p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ersistente Speich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ighScoreHandler</text:p>
                <text:list>
                  <text:list-item>
                    <text:p>readFile()</text:p>
                  </text:list-item>
                  <text:list-item>
                    <text:p>writeFile()</text:p>
                  </text:list-item>
                  <text:list-item>
                    <text:p>WriteScore()</text:p>
                  </text:list-item>
                  <text:list-item>
                    <text:p>GetHighScoreList()</text:p>
                  </text:list-item>
                </text:list>
                <text:p>HighScore</text:p>
                <text:list>
                  <text:list-item text:start-value="1">
                    <text:p>compareTo()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arallele Threa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udioPlayer implements Runnable</text:p>
                <text:list>
                  <text:list-item>
                    <text:p>run()</text:p>
                    <text:p/>
                  </text:list-item>
                </text:list>
                <text:p>BackgroundMusic extends Thread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" fo:font-family="Ubuntu" style:font-style-name="Standard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/>
      <style:text-properties style:font-name="Ubuntu" fo:font-family="Ubuntu" style:font-style-name="Standard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" fo:font-family="Ubuntu" style:font-style-name="Standard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Ubuntu" fo:font-family="Ubuntu" style:font-style-name="Standard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20:41.819825821</meta:creation-date>
    <dc:date>2015-07-15T09:55:08.510935638</dc:date>
    <meta:editing-duration>PT2H8M12S</meta:editing-duration>
    <meta:editing-cycles>18</meta:editing-cycles>
    <meta:generator>LibreOffice/4.2.8.2$Linux_X86_64 LibreOffice_project/420m0$Build-2</meta:generator>
    <meta:document-statistic meta:object-count="65"/>
  </office:meta>
</office:document-meta>
</file>